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8Num1">
      <style:text-properties style:font-name="Arial" fo:language="es" fo:country="ES" fo:font-weight="normal" fo:background-color="transparent" style:font-weight-asian="normal" style:font-weight-complex="normal"/>
    </style:style>
    <style:style style:name="P2" style:family="paragraph" style:parent-style-name="Standard">
      <style:text-properties style:font-name="Arial" fo:language="es" fo:country="ES" fo:background-color="transparent"/>
    </style:style>
    <style:style style:name="P3" style:family="paragraph" style:parent-style-name="Standard" style:list-style-name="WW8Num1">
      <style:text-properties style:font-name="Arial" fo:language="es" fo:country="ES" fo:background-color="transparent"/>
    </style:style>
    <style:style style:name="P4" style:family="paragraph" style:parent-style-name="Standard">
      <style:text-properties style:font-name="Arial" fo:language="es" fo:country="ES" fo:background-color="transparent" style:font-name-asian="Arial1" style:font-name-complex="Cambria Math"/>
    </style:style>
    <style:style style:name="P5" style:family="paragraph" style:parent-style-name="Standard" style:list-style-name="WW8Num1">
      <style:text-properties style:font-name="Arial" fo:language="es" fo:country="ES" fo:background-color="transparent" style:font-name-asian="Arial1" style:font-name-complex="Cambria Math"/>
    </style:style>
    <style:style style:name="P6" style:family="paragraph" style:parent-style-name="Standard">
      <style:text-properties style:font-name="Arial" fo:font-size="14pt" fo:language="es" fo:country="ES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style:font-name="Arial" fo:font-size="14pt" fo:language="es" fo:country="ES" fo:font-style="italic" fo:background-color="transparent" style:font-name-asian="Arial1" style:font-size-asian="14pt" style:font-style-asian="italic" style:font-name-complex="Cambria Math" style:font-size-complex="14pt" style:font-style-complex="italic"/>
    </style:style>
    <style:style style:name="P8" style:family="paragraph" style:parent-style-name="Standard">
      <style:text-properties style:font-name="Arial" fo:font-size="14pt" fo:language="es" fo:country="ES" fo:font-style="italic" fo:background-color="transparent" style:font-name-asian="Arial1" style:font-size-asian="12.25pt" style:font-style-asian="italic" style:font-name-complex="Cambria Math" style:font-size-complex="14pt" style:font-style-complex="italic"/>
    </style:style>
    <style:style style:name="P9" style:family="paragraph" style:parent-style-name="Standard">
      <style:text-properties style:font-name="Arial" fo:font-size="14pt" fo:language="es" fo:country="ES" fo:font-style="italic" fo:background-color="transparent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Arial" fo:font-size="14pt" fo:language="es" fo:country="PY" fo:font-style="italic" fo:background-color="transparent" style:font-name-asian="Arial1" style:font-size-asian="14pt" style:font-style-asian="italic" style:font-name-complex="Cambria Math" style:font-size-complex="14pt" style:font-style-complex="italic"/>
    </style:style>
    <style:style style:name="P11" style:family="paragraph" style:parent-style-name="Standard">
      <style:text-properties style:font-name="Arial" fo:font-size="14pt" fo:language="es" fo:country="PY" fo:font-style="italic" fo:background-color="transparent" style:font-size-asian="14pt" style:font-style-asian="italic" style:font-size-complex="14pt" style:font-style-complex="italic"/>
    </style:style>
    <style:style style:name="P12" style:family="paragraph" style:parent-style-name="Standard">
      <style:text-properties style:font-name="Arial" fo:font-size="18pt" fo:language="es" fo:country="ES" style:text-underline-style="solid" style:text-underline-width="auto" style:text-underline-color="font-color" fo:background-color="transparent" style:font-name-asian="Arial1" style:font-size-asian="18pt" style:font-name-complex="Cambria Math" style:font-size-complex="18pt"/>
    </style:style>
    <style:style style:name="P13" style:family="paragraph" style:parent-style-name="Standard" style:list-style-name="WW8Num1">
      <style:text-properties style:font-name="Arial" fo:font-size="12pt" fo:language="es" fo:country="ES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es" fo:country="ES" fo:font-style="normal" style:text-underline-style="none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15" style:family="paragraph" style:parent-style-name="Standard" style:list-style-name="WW8Num1">
      <style:text-properties style:font-name="Arial" fo:font-size="12pt" fo:language="es" fo:country="ES" fo:font-style="normal" style:text-underline-style="none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16" style:family="paragraph" style:parent-style-name="Standard" style:list-style-name="WW8Num1">
      <style:text-properties style:font-name="Arial" fo:font-size="12pt" fo:language="es" fo:country="ES" fo:font-style="normal" fo:background-color="transparent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Arial" fo:font-size="12pt" fo:language="es" fo:country="ES" fo:font-weight="bold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language="es" fo:country="ES" fo:background-color="transparent" style:font-size-asian="12pt" style:font-size-complex="12pt"/>
    </style:style>
    <style:style style:name="P19" style:family="paragraph" style:parent-style-name="Standard" style:list-style-name="WW8Num1">
      <style:text-properties style:font-name="Arial" fo:font-size="12pt" fo:language="es" fo:country="ES" fo:background-color="transparent" style:font-size-asian="12pt" style:font-size-complex="12pt"/>
    </style:style>
    <style:style style:name="P20" style:family="paragraph" style:parent-style-name="Standard" style:list-style-name="WW8Num1">
      <style:text-properties style:font-name="Arial" fo:font-size="12pt" fo:background-color="transparent" style:font-size-asian="12pt" style:font-size-complex="12pt"/>
    </style:style>
    <style:style style:name="P21" style:family="paragraph" style:parent-style-name="Standard" style:list-style-name="WW8Num1">
      <style:text-properties style:font-name="Arial" fo:font-weight="normal" fo:background-color="transparent" style:font-weight-asian="normal" style:font-weight-complex="normal"/>
    </style:style>
    <style:style style:name="P22" style:family="paragraph" style:parent-style-name="Standard">
      <style:text-properties style:font-name="Arial" fo:language="es" fo:country="PY" fo:background-color="transparent"/>
    </style:style>
    <style:style style:name="P23" style:family="paragraph" style:parent-style-name="Standard" style:list-style-name="WW8Num1">
      <style:text-properties style:font-name="Arial" fo:language="es" fo:country="PY" fo:background-color="transparent"/>
    </style:style>
    <style:style style:name="P24" style:family="paragraph" style:parent-style-name="Standard">
      <style:text-properties style:font-name="Arial" fo:language="es" fo:country="PY" fo:background-color="transparent" style:font-name-asian="Arial1" style:font-name-complex="Cambria Math"/>
    </style:style>
    <style:style style:name="P25" style:family="paragraph" style:parent-style-name="Standard" style:list-style-name="WW8Num1">
      <style:text-properties style:font-name="Arial" fo:language="es" fo:country="PY" fo:background-color="transparent" style:font-name-asian="Arial1" style:font-name-complex="Cambria Math"/>
    </style:style>
    <style:style style:name="P26" style:family="paragraph" style:parent-style-name="Standard">
      <style:text-properties style:font-name="Arial" fo:background-color="transparent"/>
    </style:style>
    <style:style style:name="P27" style:family="paragraph" style:parent-style-name="Standard">
      <style:text-properties style:font-name="Arial" fo:background-color="transparent" style:font-name-asian="Arial1" style:font-name-complex="Cambria Math"/>
    </style:style>
    <style:style style:name="P28" style:family="paragraph" style:parent-style-name="Standard" style:list-style-name="WW8Num1">
      <style:text-properties style:font-name="Arial" fo:background-color="transparent" style:font-name-asian="Arial1" style:font-name-complex="Cambria Math"/>
    </style:style>
    <style:style style:name="P29" style:family="paragraph" style:parent-style-name="Standard" style:list-style-name="WW8Num1">
      <style:text-properties style:font-name="Arial" fo:background-color="transparen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Arial" fo:font-size="12pt" fo:language="es" fo:country="ES" fo:font-style="italic" style:text-underline-style="none" fo:background-color="transparent" style:font-name-asian="Arial1" style:font-size-asian="12pt" style:font-style-asian="italic" style:font-name-complex="Cambria Math" style:font-size-complex="12pt" style:font-style-complex="italic"/>
    </style:style>
    <style:style style:name="P31" style:family="paragraph" style:parent-style-name="Sin_20_espaciado">
      <style:text-properties style:font-name="Arial" fo:font-size="12pt" fo:font-style="normal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32" style:family="paragraph" style:parent-style-name="Sin_20_espaciado" style:list-style-name="WW8Num1">
      <style:text-properties style:font-name="Arial" fo:font-size="12pt" fo:font-style="normal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33" style:family="paragraph" style:parent-style-name="Sin_20_espaciado" style:list-style-name="WW8Num1">
      <style:text-properties style:font-name="Arial" fo:font-size="12pt" fo:font-style="normal" fo:background-color="transparent" style:font-name-asian="Arial1" style:font-size-asian="10.5pt" style:font-style-asian="normal" style:font-name-complex="Cambria Math" style:font-size-complex="12pt" style:font-style-complex="normal"/>
    </style:style>
    <style:style style:name="P34" style:family="paragraph" style:parent-style-name="Sin_20_espaciado" style:list-style-name="WW8Num1">
      <style:text-properties style:font-name="Arial" fo:font-size="12pt" fo:font-style="normal" fo:background-color="transparent" style:font-size-asian="12pt" style:font-style-asian="normal" style:font-name-complex="Cambria Math" style:font-size-complex="12pt" style:font-style-complex="normal"/>
    </style:style>
    <style:style style:name="P35" style:family="paragraph" style:parent-style-name="Sin_20_espaciado">
      <style:text-properties style:font-name="Arial" fo:font-size="12pt" fo:language="es" fo:country="ES" fo:font-style="normal" style:text-underline-style="none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36" style:family="paragraph" style:parent-style-name="Sin_20_espaciado" style:list-style-name="WW8Num1">
      <style:text-properties style:font-name="Arial" fo:font-size="12pt" fo:language="es" fo:country="ES" fo:font-style="normal" style:text-underline-style="none" fo:background-color="transparent" style:font-name-asian="Arial1" style:font-size-asian="12pt" style:font-style-asian="normal" style:font-name-complex="Cambria Math" style:font-size-complex="12pt" style:font-style-complex="normal"/>
    </style:style>
    <style:style style:name="P37" style:family="paragraph" style:parent-style-name="Sin_20_espaciado" style:list-style-name="WW8Num1">
      <style:text-properties style:font-name="Arial" fo:font-size="12pt" fo:background-color="transparent" style:font-name-asian="Arial1" style:font-size-asian="12pt" style:font-name-complex="Cambria Math" style:font-size-complex="12pt"/>
    </style:style>
    <style:style style:name="P38" style:family="paragraph" style:parent-style-name="Sin_20_espaciado" style:list-style-name="WW8Num1">
      <style:text-properties style:font-name="Arial" fo:font-style="normal" fo:background-color="transparent" style:font-name-asian="Arial1" style:font-style-asian="normal" style:font-name-complex="Cambria Math" style:font-style-complex="normal"/>
    </style:style>
    <style:style style:name="P39" style:family="paragraph" style:parent-style-name="Sin_20_espaciado">
      <style:text-properties style:font-name="Arial" fo:font-size="18pt" fo:font-style="normal" style:text-underline-style="solid" style:text-underline-width="auto" style:text-underline-color="font-color" fo:background-color="transparent" style:font-name-asian="Arial1" style:font-size-asian="18pt" style:font-style-asian="normal" style:font-name-complex="Cambria Math" style:font-size-complex="18pt" style:font-style-complex="normal"/>
    </style:style>
    <style:style style:name="P40" style:family="paragraph" style:parent-style-name="Sin_20_espaciado">
      <style:text-properties style:font-name="Arial" fo:font-size="18pt" style:text-underline-style="solid" style:text-underline-width="auto" style:text-underline-color="font-color" fo:font-weight="normal" fo:background-color="transparent" style:font-name-asian="Arial1" style:font-size-asian="15.75pt" style:font-weight-asian="normal" style:font-name-complex="Cambria Math" style:font-size-complex="18pt" style:font-weight-complex="normal"/>
    </style:style>
    <style:style style:name="P41" style:family="paragraph" style:parent-style-name="Sin_20_espaciado">
      <style:text-properties style:font-name="Arial" fo:font-size="18pt" style:text-underline-style="solid" style:text-underline-width="auto" style:text-underline-color="font-color" fo:background-color="transparent" style:font-name-asian="Arial1" style:font-size-asian="18pt" style:font-name-complex="Cambria Math" style:font-size-complex="18pt"/>
    </style:style>
    <style:style style:name="P42" style:family="paragraph" style:parent-style-name="Sin_20_espaciado">
      <style:text-properties style:font-name="Arial" fo:font-size="18pt" style:text-underline-style="solid" style:text-underline-width="auto" style:text-underline-color="font-color" fo:background-color="transparent" style:font-name-asian="Arial1" style:font-size-asian="15.75pt" style:font-name-complex="Cambria Math" style:font-size-complex="18pt"/>
    </style:style>
    <style:style style:name="P43" style:family="paragraph" style:parent-style-name="Sin_20_espaciado">
      <style:text-properties style:font-name="Arial" fo:font-size="18pt" fo:background-color="transparent" style:font-name-asian="Arial1" style:font-size-asian="18pt" style:font-name-complex="Cambria Math" style:font-size-complex="18pt"/>
    </style:style>
    <style:style style:name="P44" style:family="paragraph" style:parent-style-name="Sin_20_espaciado">
      <style:text-properties style:font-name="Arial" fo:font-size="14pt" fo:font-style="italic" style:text-underline-style="none" fo:background-color="transparent" style:font-name-asian="Arial1" style:font-size-asian="12.25pt" style:font-style-asian="italic" style:font-name-complex="Cambria Math" style:font-size-complex="14pt" style:font-style-complex="italic"/>
    </style:style>
    <style:style style:name="P45" style:family="paragraph" style:parent-style-name="Sin_20_espaciado">
      <style:text-properties style:font-name="Arial" fo:font-size="14pt" fo:font-style="italic" fo:background-color="transparent" style:font-name-asian="Arial1" style:font-size-asian="14pt" style:font-style-asian="italic" style:font-name-complex="Cambria Math" style:font-size-complex="14pt" style:font-style-complex="italic"/>
    </style:style>
    <style:style style:name="P46" style:family="paragraph" style:parent-style-name="Sin_20_espaciado">
      <style:text-properties style:font-name="Arial" fo:font-size="24pt" fo:font-weight="bold" fo:background-color="transparent" style:font-name-asian="Arial1" style:font-size-asian="24pt" style:font-weight-asian="bold" style:font-name-complex="Cambria Math" style:font-size-complex="24pt" style:font-weight-complex="bold"/>
    </style:style>
    <style:style style:name="P47" style:family="paragraph" style:parent-style-name="Sin_20_espaciado">
      <style:text-properties style:font-name="Arial" fo:background-color="transparent" style:font-name-asian="Arial1" style:font-name-complex="Cambria Math"/>
    </style:style>
    <style:style style:name="P48" style:family="paragraph" style:parent-style-name="Sin_20_espaciado" style:list-style-name="WW8Num1">
      <style:text-properties style:font-name="Arial" fo:background-color="transparent" style:font-name-asian="Arial1" style:font-name-complex="Cambria Math"/>
    </style:style>
    <style:style style:name="P49" style:family="paragraph" style:parent-style-name="Sin_20_espaciado" style:list-style-name="WW8Num1">
      <style:text-properties style:font-name="Arial" fo:background-color="transparent"/>
    </style:style>
    <style:style style:name="T1" style:family="text">
      <style:text-properties fo:font-size="12pt" style:font-name-asian="Arial1" style:font-size-asian="12pt" style:font-name-complex="Cambria Math" style:font-size-complex="12pt"/>
    </style:style>
    <style:style style:name="T2" style:family="text">
      <style:text-properties fo:font-size="12pt" fo:font-style="normal" style:font-size-asian="10.5pt" style:font-style-asian="normal" style:font-size-complex="12pt" style:font-style-complex="normal"/>
    </style:style>
    <style:style style:name="T3" style:family="text">
      <style:text-properties fo:font-size="12pt" fo:language="es" fo:country="ES" style:font-size-asian="12pt" style:font-size-complex="12pt"/>
    </style:style>
    <style:style style:name="T4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6" style:family="text">
      <style:text-properties style:font-name-asian="Arial1" style:font-name-complex="Cambria Math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4pt" fo:font-style="italic" style:text-underline-style="none" fo:background-color="#ffff00" style:font-size-asian="12.25pt" style:font-style-asian="italic" style:font-size-complex="14pt" style:font-style-complex="italic"/>
    </style:style>
    <style:style style:name="T9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0" style:family="text">
      <style:text-properties fo:font-size="14pt" fo:font-style="italic" fo:background-color="#ffff00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background-color="transparent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bold" style:font-weight-asian="bold" style:font-weight-complex="bold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background-color="#ffff00"/>
    </style:style>
    <style:style style:name="T19" style:family="text">
      <style:text-properties fo:language="es" fo:country="PY"/>
    </style:style>
    <style:style style:name="T2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Modulo de Administración</text:p>
      <text:p text:style-name="P39">Administración de Proyectos y sus Fases</text:p>
      <text:p text:style-name="P39"/>
      <text:p text:style-name="P45">Creación de Proyectos</text:p>
      <text:p text:style-name="P45"/>
      <text:list xml:id="list34665415" text:style-name="WW8Num1">
        <text:list-item>
          <text:p text:style-name="P48">El sistema permitirá la creación de un nuevo Proyecto con los siguientes atributos:</text:p>
          <text:list>
            <text:list-item>
              <text:p text:style-name="P48">IdProyecto: identificador numérico único del proyecto.</text:p>
            </text:list-item>
            <text:list-item>
              <text:p text:style-name="P48">Nombre: nombre único del proyecto.</text:p>
            </text:list-item>
            <text:list-item>
              <text:p text:style-name="P48">Descripción: breve descripción del proyecto</text:p>
            </text:list-item>
            <text:list-item>
              <text:p text:style-name="P48">Líder: identificador del usuario creador del proyecto.</text:p>
            </text:list-item>
            <text:list-item>
              <text:p text:style-name="P48">ComitéDeCambios: contiene los identificadores de los usuarios integrantes del comité de gestión de cambios.</text:p>
              <text:list>
                <text:list-item>
                  <text:p text:style-name="P48">La cantidad de integrantes debe ser impar.</text:p>
                </text:list-item>
              </text:list>
            </text:list-item>
            <text:list-item>
              <text:p text:style-name="P48">Presupuesto: presupuesto total del proyecto.</text:p>
            </text:list-item>
            <text:list-item>
              <text:p text:style-name="P48">Estado: estado actual del proyecto.</text:p>
              <text:list>
                <text:list-item>
                  <text:p text:style-name="P48">El estado pueden tener los siguientes estados:</text:p>
                  <text:list>
                    <text:list-item>
                      <text:p text:style-name="P48">PEN(Pendiente): Se podrán realizar modificaciones en los datos del Proyecto y crear Fases asociadas al mismo.</text:p>
                    </text:list-item>
                    <text:list-item>
                      <text:p text:style-name="P48">ACT(Activo): El proyecto ya puede ser visualizado en los módulos de Gestión de Cambios y Desarrollo.</text:p>
                    </text:list-item>
                    <text:list-item>
                      <text:p text:style-name="P48">FIN(Finalizado): No se podrá realizar modificación alguna sobre los Datos del Proyecto, pero se podrá visualizar los módulos de Gestión de Cambios y Desarrollo.</text:p>
                    </text:list-item>
                  </text:list>
                </text:list-item>
                <text:list-item>
                  <text:p text:style-name="P48">El estado por defecto a la hora de la creación es PEN.</text:p>
                </text:list-item>
              </text:list>
            </text:list-item>
            <text:list-item>
              <text:p text:style-name="P48">FechaCreación: fecha de creación del proyecto.</text:p>
            </text:list-item>
            <text:list-item>
              <text:p text:style-name="P48">FechaFinalización: posible fecha de finalización del proyecto.</text:p>
            </text:list-item>
            <text:list-item>
              <text:p text:style-name="P48">CostoTotal: es la suma del costo de todos los ítems aprobados dentro del proyecto.</text:p>
            </text:list-item>
            <text:list-item>
              <text:p text:style-name="P48">Complejidad: indicador del nivel de complejidad del proyecto.</text:p>
            </text:list-item>
            <text:list-item>
              <text:p text:style-name="P48">Fases: conjunto de fases integradas dentro del proyecto.</text:p>
            </text:list-item>
            <text:list-item>
              <text:p text:style-name="P48">ConjuntoRoles: conjunto de roles asignadas para el proyecto.</text:p>
              <text:p text:style-name="P48"/>
            </text:list-item>
          </text:list>
        </text:list-item>
        <text:list-item>
          <text:p text:style-name="P48">El usuario que haya creado el proyecto tendrá el rol de Líder de Proyecto.</text:p>
        </text:list-item>
        <text:list-item>
          <text:p text:style-name="P48">Los atributos que el usuario debe completar a la hora de crear un proyecto son: </text:p>
          <text:list>
            <text:list-item>
              <text:p text:style-name="P48">Nombre, obligatorio.</text:p>
            </text:list-item>
            <text:list-item>
              <text:p text:style-name="P48">Descripción, opcional.</text:p>
            </text:list-item>
            <text:list-item>
              <text:p text:style-name="P48">ComitéDeCambios, obligatorio.</text:p>
            </text:list-item>
            <text:list-item>
              <text:p text:style-name="P48">FechaFinalización, opcional.</text:p>
            </text:list-item>
          </text:list>
        </text:list-item>
        <text:list-item>
          <text:p text:style-name="P48">Los atributos proveídos por el Sistema son: </text:p>
          <text:list>
            <text:list-item>
              <text:p text:style-name="P48">IdProyecto</text:p>
            </text:list-item>
            <text:list-item>
              <text:p text:style-name="P48">Líder</text:p>
            </text:list-item>
            <text:list-item>
              <text:p text:style-name="P48">Presupuesto</text:p>
            </text:list-item>
            <text:list-item>
              <text:p text:style-name="P48">Estado</text:p>
            </text:list-item>
            <text:list-item>
              <text:p text:style-name="P48">FechaCreación</text:p>
            </text:list-item>
            <text:list-item>
              <text:p text:style-name="P48">Complejidad</text:p>
            </text:list-item>
          </text:list>
        </text:list-item>
      </text:list>
      <text:p text:style-name="P47"/>
      <text:p text:style-name="P47"><text:soft-page-break/></text:p>
      <text:p text:style-name="P47"/>
      <text:list xml:id="list37276530" text:continue-numbering="true" text:style-name="WW8Num1">
        <text:list-item>
          <text:p text:style-name="P48">El proyecto debe tener al menos una fase para cambiar su estado a Activo.</text:p>
        </text:list-item>
        <text:list-item>
          <text:p text:style-name="P48">Los proyectos pueden ser importados.</text:p>
          <text:list>
            <text:list-item>
              <text:p text:style-name="P48">El proyecto copiado tendrá los mismos valores en sus atributos excepto el usuario y el identificar del proyecto.</text:p>
            </text:list-item>
          </text:list>
        </text:list-item>
        <text:list-item>
          <text:p text:style-name="P32">El sistema registrará automáticamente el Usuario, la fecha y hora de la creación del Proyecto.</text:p>
          <text:p text:style-name="P32"/>
        </text:list-item>
      </text:list>
      <text:p text:style-name="P45">Modificación de Proyectos</text:p>
      <text:p text:style-name="P45"/>
      <text:list xml:id="list37300374" text:continue-numbering="true" text:style-name="WW8Num1">
        <text:list-item>
          <text:p text:style-name="P48">El Líder del Proyecto podrá modificar el nombre y la descripción del proyecto asignado.</text:p>
        </text:list-item>
        <text:list-item>
          <text:p text:style-name="P48">El Administrador del sistema podrá modificar todos los atributos del proyecto.</text:p>
        </text:list-item>
        <text:list-item>
          <text:p text:style-name="P48">Se puede modificar los integrantes del comité de gestión de cambios.</text:p>
        </text:list-item>
        <text:list-item>
          <text:p text:style-name="P32">El sistema registrará automáticamente el Usuario, la fecha y hora de la modificación del Proyecto.</text:p>
          <text:p text:style-name="P32"/>
        </text:list-item>
      </text:list>
      <text:p text:style-name="P45">Eliminación de Proyectos</text:p>
      <text:p text:style-name="P45"/>
      <text:list xml:id="list37286803" text:continue-numbering="true" text:style-name="WW8Num1">
        <text:list-item>
          <text:p text:style-name="P48">El Administrador del Sistema puede eliminar Proyectos.</text:p>
        </text:list-item>
        <text:list-item>
          <text:p text:style-name="P48">El Líder del Proyecto podrá eliminar Proyectos, con la confirmación del Administrador.</text:p>
        </text:list-item>
        <text:list-item>
          <text:p text:style-name="P32">El sistema registrará automáticamente el Usuario, la fecha y hora de la eliminación del Proyecto.</text:p>
          <text:p text:style-name="P32"/>
        </text:list-item>
      </text:list>
      <text:p text:style-name="P45">Creación de Fases</text:p>
      <text:p text:style-name="P45"/>
      <text:list xml:id="list37294230" text:continue-numbering="true" text:style-name="WW8Num1">
        <text:list-item>
          <text:p text:style-name="P48">El sistema deberá permitir la creación de fases.</text:p>
        </text:list-item>
        <text:list-item>
          <text:p text:style-name="P48">Se podrán crear Fases para un Proyecto con los siguientes datos:</text:p>
          <text:list>
            <text:list-item>
              <text:p text:style-name="P48">IdFase: identificador numérico único de la fase.</text:p>
            </text:list-item>
            <text:list-item>
              <text:p text:style-name="P48">Nombre: nombre de la fase.</text:p>
            </text:list-item>
            <text:list-item>
              <text:p text:style-name="P48">Descripción: descripción breve sobre la fase.</text:p>
            </text:list-item>
            <text:list-item>
              <text:p text:style-name="P48">Posición: numero único de secuencia de la fase.</text:p>
              <text:list>
                <text:list-item>
                  <text:p text:style-name="P48">La posición es un número que determina la posición relativa de la fase con respecto a otras fases del proyecto.</text:p>
                </text:list-item>
              </text:list>
            </text:list-item>
            <text:list-item>
              <text:p text:style-name="P48">CantidadItems: cantidad de ítems de la fase.</text:p>
            </text:list-item>
            <text:list-item>
              <text:p text:style-name="P48">Estado: estado actual de la fase.</text:p>
              <text:list>
                <text:list-item>
                  <text:p text:style-name="P48">Las fases pueden tener los siguientes estados:</text:p>
                  <text:list>
                    <text:list-item>
                      <text:p text:style-name="P48">Inicial: significa que la fase está en proceso de creación.</text:p>
                    </text:list-item>
                    <text:list-item>
                      <text:p text:style-name="P48">Desarrollo: indica que la fase contiene al menos una Línea Base y tiene al menos un ítem fuera de la Línea Base.</text:p>
                    </text:list-item>
                    <text:list-item>
                      <text:p text:style-name="P48">Finalizado: <text:span text:style-name="T2">indica que todos los ítems existentes en el fase están aprobados y las lineas base cerradas.</text:span></text:p>
                    </text:list-item>
                    <text:list-item>
                      <text:p text:style-name="P48">Revisión: indica que la fase ha recibido, en estado Finalizado, una petición de cambio de algún ítem.</text:p>
                    </text:list-item>
                    <text:list-item>
                      <text:p text:style-name="P48">Prueba: indica que la fase esta en verificación. Verifica la trazabilidad de todos los ítems antes de pasar al estado Finalizado.</text:p>
                    </text:list-item>
                  </text:list>
                </text:list-item>
                <text:list-item>
                  <text:p text:style-name="P48">El estado por defecto a la hora de la creación es Inicial.</text:p>
                </text:list-item>
              </text:list>
              <text:p text:style-name="P48"><text:soft-page-break/></text:p>
            </text:list-item>
            <text:list-item>
              <text:p text:style-name="P48">ConjuntoRoles: conjunto de roles asignado a la fase.</text:p>
              <text:list>
                <text:list-item>
                  <text:p text:style-name="P48">El conjunto de roles de la fase es un subconjunto del dominio del conjunto de roles del proyecto.</text:p>
                </text:list-item>
              </text:list>
            </text:list-item>
          </text:list>
        </text:list-item>
        <text:list-item>
          <text:p text:style-name="P38">El Líder de Proyecto solo puede crear una fase del proyecto a la cual está asignado.</text:p>
        </text:list-item>
        <text:list-item>
          <text:p text:style-name="P38">Al crearse la Fase, su estado pasa de Inicial a Desarrollo.</text:p>
        </text:list-item>
        <text:list-item>
          <text:p text:style-name="P38">La Fase cambia del estado Desarollo a Finalizado, cuando usuario realiza las acción de finalizar la fase.</text:p>
        </text:list-item>
        <text:list-item>
          <text:p text:style-name="P38">Una Fase de numero de secuencia N no puede cambiar al estado Finalizado, si la fase N – 1 del mismo proyecto aun no esta en estado Finalizado.</text:p>
        </text:list-item>
        <text:list-item>
          <text:p text:style-name="P48">Las fases pueden ser importadas.</text:p>
          <text:list>
            <text:list-item>
              <text:p text:style-name="P38">La fase copiada tendrá los mismos valores en sus atributos excepto el identificar de la fase y el conjunto de roles</text:p>
            </text:list-item>
            <text:list-item>
              <text:p text:style-name="P38">Solo se copiaran los roles que pertenezcan al dominio de roles del proyecto.</text:p>
            </text:list-item>
          </text:list>
        </text:list-item>
        <text:list-item>
          <text:p text:style-name="P32">El sistema registrará automáticamente el Usuario, la fecha y hora de la creación de la fase.</text:p>
          <text:p text:style-name="P32"/>
        </text:list-item>
      </text:list>
      <text:p text:style-name="P45">Modificación de Fases</text:p>
      <text:p text:style-name="P45"/>
      <text:list xml:id="list37294100" text:continue-numbering="true" text:style-name="WW8Num1">
        <text:list-item>
          <text:p text:style-name="P48">El sistema deberá permitir la modificación de fases. </text:p>
        </text:list-item>
        <text:list-item>
          <text:p text:style-name="P48">Los valores modificables son:</text:p>
          <text:list>
            <text:list-item>
              <text:p text:style-name="P49"><text:span text:style-name="T6">Nombre</text:span><text:span text:style-name="T1">.</text:span></text:p>
            </text:list-item>
            <text:list-item>
              <text:p text:style-name="P37">Descripción.</text:p>
            </text:list-item>
          </text:list>
        </text:list-item>
        <text:list-item>
          <text:p text:style-name="P37">El Administrador puede modificar una fase.</text:p>
        </text:list-item>
        <text:list-item>
          <text:p text:style-name="P37">El Líder de Pro<text:span text:style-name="T7">yecto solo puede modificar una fase del proyecto a la cual está asignada.</text:span></text:p>
        </text:list-item>
        <text:list-item>
          <text:p text:style-name="P32">El sistema registrara automáticamente el Usuario, la fecha y hora de la modificación de la fase.</text:p>
          <text:p text:style-name="P33"/>
        </text:list-item>
      </text:list>
      <text:p text:style-name="P43"><text:span text:style-name="T17">Administracion de Roles y Permisos</text:span></text:p>
      <text:p text:style-name="P41"/>
      <text:p text:style-name="P45">Creación de Roles</text:p>
      <text:p text:style-name="P45"/>
      <text:list xml:id="list37280961" text:continue-numbering="true" text:style-name="WW8Num1">
        <text:list-item>
          <text:p text:style-name="P48">El sistema permitirá la creacion de un nuevo Rol con los siguientes atributos:</text:p>
          <text:list>
            <text:list-item>
              <text:p text:style-name="P48">IdRol: identificador numérico único del rol.</text:p>
            </text:list-item>
            <text:list-item>
              <text:p text:style-name="P48">Nombre: nombre único del rol.</text:p>
            </text:list-item>
            <text:list-item>
              <text:p text:style-name="P48">Descripción: descripción del rol.</text:p>
            </text:list-item>
            <text:list-item>
              <text:p text:style-name="P48">ConjuntoPermisos: conjunto de todos los permisos asociados al rol.</text:p>
            </text:list-item>
          </text:list>
        </text:list-item>
        <text:list-item>
          <text:p text:style-name="P48">El sistema registrara automáticamente el Usuario, la fecha y hora de la creación del Rol.</text:p>
          <text:p text:style-name="P48"/>
        </text:list-item>
      </text:list>
      <text:p text:style-name="P45">Modificación de Roles</text:p>
      <text:p text:style-name="P45"/>
      <text:list xml:id="list37284162" text:continue-numbering="true" text:style-name="WW8Num1">
        <text:list-item>
          <text:p text:style-name="P48">El sistema permitirá modificar todos los datos de un Rol creados por el Usuario.</text:p>
        </text:list-item>
        <text:list-item>
          <text:p text:style-name="P48">El sistema registrara automáticamente el Usuario, la fecha y hora de la modificación del Rol.</text:p>
        </text:list-item>
      </text:list>
      <text:p text:style-name="P47"/>
      <text:p text:style-name="P45"><text:soft-page-break/></text:p>
      <text:p text:style-name="P45">Eliminación de Roles</text:p>
      <text:p text:style-name="P45"/>
      <text:list xml:id="list37302373" text:continue-numbering="true" text:style-name="WW8Num1">
        <text:list-item>
          <text:p text:style-name="P48">El sistema permitirá eliminar los Roles creados por el Usuario Administrador.</text:p>
        </text:list-item>
        <text:list-item>
          <text:p text:style-name="P48">El sistema solicitará una confirmación al Administrador antes de eliminar el Rol.</text:p>
        </text:list-item>
        <text:list-item>
          <text:p text:style-name="P48">El sistema des asignará automáticamente el Rol a eliminar de los Usuarios que lo poseen.</text:p>
          <text:p text:style-name="P48"/>
        </text:list-item>
      </text:list>
      <text:p text:style-name="P47"><text:span text:style-name="T11">Asignación de Roles</text:span></text:p>
      <text:p text:style-name="P45"/>
      <text:list xml:id="list37292157" text:continue-numbering="true" text:style-name="WW8Num1">
        <text:list-item>
          <text:p text:style-name="P48">El sistema deberá permitir asignar roles a los usuarios, fases y proyectos.</text:p>
        </text:list-item>
        <text:list-item>
          <text:p text:style-name="P48">Los roles asignados a un proyecto serán el dominio de roles para las fases y los usuarios. Como así, los roles asignados a las fases serán el dominio de roles de los usuarios.</text:p>
          <text:p text:style-name="P48"/>
        </text:list-item>
      </text:list>
      <text:p text:style-name="P45">Permisos</text:p>
      <text:p text:style-name="P45"/>
      <text:list xml:id="list37281133" text:continue-numbering="true" text:style-name="WW8Num1">
        <text:list-item>
          <text:p text:style-name="P48">Todos los Permisos del Sistema serán predefinidos y no podrán ser modificados ni eliminados.</text:p>
        </text:list-item>
        <text:list-item>
          <text:p text:style-name="P48">Los Permisos se agrupan en tres niveles: Nivel de Proyecto, Nivel de Fase, Nivel de Ítem.</text:p>
          <text:p text:style-name="P48"/>
        </text:list-item>
        <text:list-item>
          <text:p text:style-name="P48">Los Permisos a Nivel de Proyecto son:</text:p>
          <text:list>
            <text:list-item>
              <text:p text:style-name="P48">Control Total.</text:p>
            </text:list-item>
            <text:list-item>
              <text:p text:style-name="P48">Creación de Roles.</text:p>
            </text:list-item>
            <text:list-item>
              <text:p text:style-name="P48">Asignación de Roles a Usuarios.</text:p>
            </text:list-item>
            <text:list-item>
              <text:p text:style-name="P48">Administración de Fases.</text:p>
            </text:list-item>
            <text:list-item>
              <text:p text:style-name="P48">Administración de Tipos de Ítems.</text:p>
            </text:list-item>
            <text:list-item>
              <text:p text:style-name="P48">Consulta.</text:p>
              <text:p text:style-name="P48"/>
            </text:list-item>
          </text:list>
        </text:list-item>
        <text:list-item>
          <text:p text:style-name="P48">Los Permisos a Nivel de Fase son:</text:p>
          <text:list>
            <text:list-item>
              <text:p text:style-name="P48">Control Total.</text:p>
            </text:list-item>
            <text:list-item>
              <text:p text:style-name="P48">Creación Líneas base.</text:p>
            </text:list-item>
            <text:list-item>
              <text:p text:style-name="P48">Ruptura de Líneas Base.</text:p>
            </text:list-item>
            <text:list-item>
              <text:p text:style-name="P48">Consulta de Líneas Base.</text:p>
              <text:p text:style-name="P48"/>
            </text:list-item>
          </text:list>
        </text:list-item>
        <text:list-item>
          <text:p text:style-name="P48">Los Permisos a Nivel de Ítem son:</text:p>
          <text:list>
            <text:list-item>
              <text:p text:style-name="P48">Creación.</text:p>
            </text:list-item>
            <text:list-item>
              <text:p text:style-name="P48">Modificación, Eliminación, Reversión y Resurrección.</text:p>
            </text:list-item>
            <text:list-item>
              <text:p text:style-name="P32">Aprobación.</text:p>
            </text:list-item>
            <text:list-item>
              <text:p text:style-name="P32">Consulta.</text:p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><text:soft-page-break/>Administración de Usuarios</text:p>
      <text:p text:style-name="P41"/>
      <text:p text:style-name="P44">Creación de Usuarios</text:p>
      <text:p text:style-name="P44"/>
      <text:list xml:id="list37279209" text:continue-numbering="true" text:style-name="WW8Num1">
        <text:list-item>
          <text:p text:style-name="P48">El sistema permitirá la creación de un nuevo Usuario con los siguientes atributos:</text:p>
          <text:list>
            <text:list-item>
              <text:p text:style-name="P48">IdUsuario: identificador único del usuario.</text:p>
            </text:list-item>
            <text:list-item>
              <text:p text:style-name="P48">Nombre: nombre único del usuario.</text:p>
            </text:list-item>
            <text:list-item>
              <text:p text:style-name="P48">Contraseña: contraseña del usuario.</text:p>
            </text:list-item>
            <text:list-item>
              <text:p text:style-name="P48">Estado: estado actual del usuario.</text:p>
              <text:list>
                <text:list-item>
                  <text:p text:style-name="P48">El usuario puede tener dos tipos de estados:</text:p>
                  <text:list>
                    <text:list-item>
                      <text:p text:style-name="P48">Inactivo (INA): El usuario esta habilitado para utilizar el sistema.</text:p>
                    </text:list-item>
                    <text:list-item>
                      <text:p text:style-name="P48">Activo (ACT): El usuario no esta habilitado para utilizar el sistema.</text:p>
                    </text:list-item>
                  </text:list>
                </text:list-item>
                <text:list-item>
                  <text:p text:style-name="P48">El estado por defecto del usuario es Inactivo.</text:p>
                </text:list-item>
              </text:list>
            </text:list-item>
            <text:list-item>
              <text:p text:style-name="P48">Correo: dirección de correo del usuario.</text:p>
            </text:list-item>
            <text:list-item>
              <text:p text:style-name="P48">NumTeléfono: numero de teléfono del usuario.</text:p>
            </text:list-item>
            <text:list-item>
              <text:p text:style-name="P48">Dirección: dirección geográfica de la vivienda del usuario.</text:p>
            </text:list-item>
            <text:list-item>
              <text:p text:style-name="P48">Observación: observación acerca del usuario.</text:p>
            </text:list-item>
          </text:list>
        </text:list-item>
        <text:list-item>
          <text:p text:style-name="P48">El sistema registrara automáticamente la fecha y hora de la creación del Usuario.</text:p>
          <text:p text:style-name="P48"/>
        </text:list-item>
      </text:list>
      <text:p text:style-name="P44">Modificación de Usuarios</text:p>
      <text:p text:style-name="P44"/>
      <text:list xml:id="list37296587" text:continue-numbering="true" text:style-name="WW8Num1">
        <text:list-item>
          <text:p text:style-name="P48">No se podrá modificar ningún dato de un Usuario con estado Inactivo.</text:p>
        </text:list-item>
        <text:list-item>
          <text:p text:style-name="P48">Se podrán modificar los datos personales del Usuario con el estado Activo:</text:p>
          <text:list>
            <text:list-item>
              <text:p text:style-name="P48">Contraseña.</text:p>
            </text:list-item>
            <text:list-item>
              <text:p text:style-name="P48">Nombre</text:p>
            </text:list-item>
            <text:list-item>
              <text:p text:style-name="P48">Correo.</text:p>
            </text:list-item>
            <text:list-item>
              <text:p text:style-name="P48">NumTeléfono.</text:p>
            </text:list-item>
            <text:list-item>
              <text:p text:style-name="P48">Dirección</text:p>
            </text:list-item>
            <text:list-item>
              <text:p text:style-name="P48">Observación</text:p>
            </text:list-item>
          </text:list>
        </text:list-item>
        <text:list-item>
          <text:p text:style-name="P48">El Sistema registrara automáticamente el Usuario, la fecha y hora de la modificación del Usuario.</text:p>
          <text:p text:style-name="P48"/>
        </text:list-item>
      </text:list>
      <text:p text:style-name="P44">Eliminación de Usuarios</text:p>
      <text:p text:style-name="P44"/>
      <text:list xml:id="list37276843" text:continue-numbering="true" text:style-name="WW8Num1">
        <text:list-item>
          <text:p text:style-name="P48">El sistema permitirá la eliminación de Usuarios.</text:p>
        </text:list-item>
        <text:list-item>
          <text:p text:style-name="P48">Solo el Administrador podrá eliminar Usuarios.</text:p>
        </text:list-item>
        <text:list-item>
          <text:p text:style-name="P48">Los Usuarios con Proyectos en curso no podrán ser eliminados.</text:p>
        </text:list-item>
        <text:list-item>
          <text:p text:style-name="P48">Si el Administrador intenta eliminar un Usuario con Proyectos en curso, le será notificada una advertencia de eliminación fallida.</text:p>
        </text:list-item>
        <text:list-item>
          <text:p text:style-name="P48">El sistema registrara automáticamente el Usuario, la fecha y hora de la creación del Cambio de Estado del Usuario.</text:p>
        </text:list-item>
      </text:list>
      <text:p text:style-name="P47"/>
      <text:p text:style-name="P47"/>
      <text:p text:style-name="P47"/>
      <text:p text:style-name="P47"/>
      <text:p text:style-name="P47"><text:soft-page-break/></text:p>
      <text:p text:style-name="P44">Cambio de Estado del Usuario</text:p>
      <text:p text:style-name="P44"/>
      <text:list xml:id="list37283121" text:continue-numbering="true" text:style-name="WW8Num1">
        <text:list-item>
          <text:p text:style-name="P38">El sistema permitirá cambiar el estado de un Usuario de Activo a Inactivo y viceversa.</text:p>
        </text:list-item>
        <text:list-item>
          <text:p text:style-name="P38">Se deberá especificar el motivo del cambio de estado del Usuario.</text:p>
        </text:list-item>
        <text:list-item>
          <text:p text:style-name="P38">El sistema registrara automáticamente el Usuario, la fecha y hora de la Cambio de Estado del Usuario.</text:p>
          <text:p text:style-name="P38"/>
        </text:list-item>
      </text:list>
      <text:p text:style-name="P44">Autenticación de Usuarios</text:p>
      <text:p text:style-name="P44"/>
      <text:list xml:id="list37274145" text:continue-numbering="true" text:style-name="WW8Num1">
        <text:list-item>
          <text:p text:style-name="P48">Para que un Usuario ingrese al Sistema, deberá especificar su nombre de usuario y contraseña.</text:p>
        </text:list-item>
        <text:list-item>
          <text:p text:style-name="P48">El Sistema deberá verificar que el nombre de usuario y contraseña coincidan con los registrados.</text:p>
        </text:list-item>
        <text:list-item>
          <text:p text:style-name="P48">Una vez que el Sistema verifique los datos de Usuario, el Sistema creara una Sesión para el Usuario, en donde todas las operaciones realizadas por el mismo sean registradas.</text:p>
        </text:list-item>
        <text:list-item>
          <text:p text:style-name="P48">El Usuario deberá seleccionar un Proyecto de la Lista de Proyectos de los cuales es miembro.</text:p>
          <text:p text:style-name="P48"/>
        </text:list-item>
      </text:list>
      <text:p text:style-name="P47"><text:span text:style-name="T9">Autorización de Usuarios</text:span></text:p>
      <text:p text:style-name="P47"><text:span text:style-name="T9"/></text:p>
      <text:list xml:id="list37276166" text:continue-numbering="true" text:style-name="WW8Num1">
        <text:list-item>
          <text:p text:style-name="P48">Una vez iniciado la Sesión, el Sistema obtendrá todos los Roles asignados al Usuario.</text:p>
        </text:list-item>
        <text:list-item>
          <text:p text:style-name="P48">El Sistema habilitara el acceso a los Módulos del Sistema, de acuerdo a los permisos de cada Rol asignado al Usuario.</text:p>
        </text:list-item>
        <text:list-item>
          <text:p text:style-name="P48">Una vez que el Usuario acceda a uno de los Módulos del Sistema, de acuerdo a sus Permisos, se habilitara las funcionalidades correspondientes.</text:p>
        </text:list-item>
      </text:list>
      <text:p text:style-name="P47"/>
      <text:p text:style-name="P46">Modulo de Desarrollo</text:p>
      <text:p text:style-name="P40">Tipo de Ítem</text:p>
      <text:p text:style-name="P40"/>
      <text:list xml:id="list37281709" text:continue-numbering="true" text:style-name="WW8Num1">
        <text:list-item>
          <text:p text:style-name="P3">El sistema podrá crear tipo de ítem.</text:p>
        </text:list-item>
        <text:list-item>
          <text:p text:style-name="P3">Un tipo de ítem consta de los siguientes atributos:</text:p>
          <text:list>
            <text:list-item>
              <text:p text:style-name="P21"><text:span text:style-name="T13">IdTipoItem, identificador unívoco asignado por el sistema;</text:span></text:p>
            </text:list-item>
            <text:list-item>
              <text:p text:style-name="P21"><text:span text:style-name="T13">Nombre, nombre del tipo de ítem;</text:span></text:p>
            </text:list-item>
            <text:list-item>
              <text:p text:style-name="P21"><text:span text:style-name="T13">TipoAtributo, conjunto de atributos propios del tipo de ítem;</text:span></text:p>
            </text:list-item>
            <text:list-item>
              <text:p text:style-name="P21"><text:span text:style-name="T13">Descripción, descripción breve del tipo de ítem;</text:span></text:p>
            </text:list-item>
            <text:list-item>
              <text:p text:style-name="P28"><text:span text:style-name="T15">Versión, g</text:span><text:span text:style-name="T13">uardará el número de versión del tipo de ítem.</text:span></text:p>
            </text:list-item>
          </text:list>
        </text:list-item>
      </text:list>
      <text:p text:style-name="P27"><text:span text:style-name="T13"/></text:p>
      <text:p text:style-name="P7">Creación</text:p>
      <text:p text:style-name="P7"/>
      <text:list xml:id="list37304940" text:continue-numbering="true" text:style-name="WW8Num1">
        <text:list-item>
          <text:p text:style-name="P3">En la creación de un nuevo tipo de ítem todos los atributos deben completarse de forma obligatoria, a excepción de IdTipoItem y Versión, ya que éstos serán asignados por el propio sistema.</text:p>
        </text:list-item>
        <text:list-item>
          <text:p text:style-name="P3">El atributo TipoAtributo contempla básicamente dos tipos de atributos:</text:p>
          <text:list>
            <text:list-item>
              <text:p text:style-name="P3"><text:soft-page-break/>Los predeterminados por el sistema (primitivos):</text:p>
              <text:list>
                <text:list-item>
                  <text:p text:style-name="P3">Numérico.</text:p>
                </text:list-item>
                <text:list-item>
                  <text:p text:style-name="P3">Fecha.</text:p>
                </text:list-item>
                <text:list-item>
                  <text:p text:style-name="P3">Cadena de caracteres.</text:p>
                </text:list-item>
                <text:list-item>
                  <text:p text:style-name="P3">Booleano.</text:p>
                </text:list-item>
              </text:list>
            </text:list-item>
          </text:list>
        </text:list-item>
        <text:list-item>
          <text:p text:style-name="P3">Otros tipos de ítem creados por usuarios que formen parte del proyecto.</text:p>
        </text:list-item>
        <text:list-item>
          <text:p text:style-name="P1">Los tipo de ítems predeterminados por el sistema también cuentan con los mismos atributos ya mencionados, con la salvedad de que éstos no están sujetos a modificación alguna.</text:p>
        </text:list-item>
        <text:list-item>
          <text:p text:style-name="P5">El usuario podrá agregar la cantidad de tipo de ítem que desee en el atributo TipoAtributo.</text:p>
        </text:list-item>
      </text:list>
      <text:p text:style-name="P4"/>
      <text:p text:style-name="P8">Re definición o modificación posterior a la creación</text:p>
      <text:p text:style-name="P8"/>
      <text:list xml:id="list37301262" text:continue-numbering="true" text:style-name="WW8Num1">
        <text:list-item>
          <text:p text:style-name="P3">La re definición de tipo de ítem es limitado en el sentido de que permite únicamente:</text:p>
          <text:list>
            <text:list-item>
              <text:p text:style-name="P3">Cambiar el nombre y la descripción del tipo de ítem.</text:p>
            </text:list-item>
            <text:list-item>
              <text:p text:style-name="P3">Agregar más tipo de ítems en el atributo TipoAtributo y por ende al tipo de ítem que se está modificando, pero no quitar tipos de ítems establecidos con anterioridad.</text:p>
            </text:list-item>
          </text:list>
        </text:list-item>
        <text:list-item>
          <text:p text:style-name="P3">Por cada re definición de un tipo de ítem el atributo Versión aumentará en una unidad su valor.</text:p>
        </text:list-item>
        <text:list-item>
          <text:p text:style-name="P3">Un tipo de ítem podrá ser eliminado del proyecto si y sólo si no exista ningún ítem o instancia de este tipo de ítem.</text:p>
        </text:list-item>
        <text:list-item>
          <text:p text:style-name="P5">El sistema registrará automáticamente el usuario, la fecha y hora de la creación del Tipo de ítem.</text:p>
        </text:list-item>
      </text:list>
      <text:p text:style-name="P4"/>
      <text:p text:style-name="P12">Ítem</text:p>
      <text:p text:style-name="P12"/>
      <text:list xml:id="list37294782" text:continue-numbering="true" text:style-name="WW8Num1">
        <text:list-item>
          <text:p text:style-name="P3">El sistema permitirá la creación de un ítem a partir de un tipo de ítem existente en el proyecto.</text:p>
        </text:list-item>
        <text:list-item>
          <text:p text:style-name="P3">Un ítem sólo puede ser creado en una fase y proyecto con los estados “Abierto”.</text:p>
        </text:list-item>
        <text:list-item>
          <text:p text:style-name="P3">Un ítem siempre pertenecerá a una fase y a un proyecto.</text:p>
          <text:p text:style-name="P3"/>
        </text:list-item>
        <text:list-item>
          <text:p text:style-name="P3">Un ítem consta de los siguientes atributos:</text:p>
          <text:list>
            <text:list-item>
              <text:p text:style-name="P3"><text:span text:style-name="T16">IdÍtem</text:span>, identificador unívoco asignado por el sistema;</text:p>
            </text:list-item>
            <text:list-item>
              <text:p text:style-name="P3"><text:span text:style-name="T16">Versión, es la versión del ítem;</text:span></text:p>
            </text:list-item>
            <text:list-item>
              <text:p text:style-name="P3"><text:span text:style-name="T16">Tipo</text:span>, indica el tipo de ítem el cual pertenece el ítem;</text:p>
            </text:list-item>
            <text:list-item>
              <text:p text:style-name="P3"><text:span text:style-name="T16">Fase</text:span>, es un número que representa la fase donde se encuentra el ítem;</text:p>
            </text:list-item>
            <text:list-item>
              <text:p text:style-name="P3"><text:span text:style-name="T16">Nombre</text:span>, nombre del ítem;</text:p>
            </text:list-item>
            <text:list-item>
              <text:p text:style-name="P3"><text:span text:style-name="T16">Estado</text:span>, es el estado del ítem, y puede tomar los siguientes valores:</text:p>
              <text:list>
                <text:list-item>
                  <text:p text:style-name="P3">Desarrollo,</text:p>
                </text:list-item>
                <text:list-item>
                  <text:p text:style-name="P3">Revisión, </text:p>
                </text:list-item>
                <text:list-item>
                  <text:p text:style-name="P3">Aprobado,</text:p>
                </text:list-item>
                <text:list-item>
                  <text:p text:style-name="P3">Bloqueado,</text:p>
                </text:list-item>
                <text:list-item>
                  <text:p text:style-name="P3">Eliminado.</text:p>
                </text:list-item>
              </text:list>
            </text:list-item>
            <text:list-item>
              <text:p text:style-name="P29"><text:span text:style-name="T15">Descripción</text:span><text:span text:style-name="T13">, breve descripción del ítem;</text:span></text:p>
            </text:list-item>
            <text:list-item>
              <text:p text:style-name="P3"><text:span text:style-name="T16">Costo</text:span>, indica el costo del ítem;</text:p>
            </text:list-item>
            <text:list-item>
              <text:p text:style-name="P3"><text:soft-page-break/><text:span text:style-name="T16">Relaciones</text:span>, estructura de datos que almacena todas las relaciones del tipo antecesor-sucesor y padre-hijo que puedan establecerse entre los diferentes ítems;</text:p>
            </text:list-item>
            <text:list-item>
              <text:p text:style-name="P3"><text:span text:style-name="T16">ArchivosExternos</text:span>, conjunto de datos externos adjuntos al ítem, y todos los <text:span text:style-name="T19">atributos definidos por el tipo de ítem.</text:span></text:p>
            </text:list-item>
          </text:list>
          <text:p text:style-name="P23"/>
        </text:list-item>
        <text:list-item>
          <text:p text:style-name="P23">Un ítem inicialmente se encuentra en el estado de “Desarrollo” por defecto.</text:p>
        </text:list-item>
        <text:list-item>
          <text:p text:style-name="P23">Un ítem pasa al estado “Aprobado” cuando forma parte de una línea base.</text:p>
        </text:list-item>
        <text:list-item>
          <text:p text:style-name="P23">Un ítem pasa al estado “Bloqueado” cuando se cierra la línea base al cual fue agregado.</text:p>
        </text:list-item>
        <text:list-item>
          <text:p text:style-name="P25">Un ítem en estado “Bloqueado” no está sujeto a modificación.</text:p>
        </text:list-item>
      </text:list>
      <text:p text:style-name="P24"/>
      <text:p text:style-name="P10">Modificacion</text:p>
      <text:p text:style-name="P10"/>
      <text:list xml:id="list37300325" text:continue-numbering="true" text:style-name="WW8Num1">
        <text:list-item>
          <text:p text:style-name="P23">Los valores de los atributos: <text:span text:style-name="T13">Nombre</text:span>, <text:span text:style-name="T13">Descripción</text:span>, <text:span text:style-name="T13">Costo</text:span>, <text:span text:style-name="T13">Relaciones</text:span>, <text:span text:style-name="T13">ArchivosExternos </text:span>pueden ser modificados por el usuario siempre que el estado de éste sea “Desarrollo”.</text:p>
        </text:list-item>
        <text:list-item>
          <text:p text:style-name="P23">Los valores de los atributos: <text:span text:style-name="T13">IdÍtem</text:span>, <text:span text:style-name="T13">Versión</text:span>, <text:span text:style-name="T13">Tipo</text:span>, <text:span text:style-name="T13">Fase</text:span>, <text:span text:style-name="T13">Estado </text:span>son asignados y manipulados sólo por el sistema.</text:p>
        </text:list-item>
      </text:list>
      <text:p text:style-name="P22"/>
      <text:p text:style-name="P11">Versionado</text:p>
      <text:p text:style-name="P11"/>
      <text:list xml:id="list37278988" text:continue-numbering="true" text:style-name="WW8Num1">
        <text:list-item>
          <text:p text:style-name="P23">Cuando un ítem es modificado:</text:p>
          <text:list>
            <text:list-item>
              <text:p text:style-name="P3">El valor de Versión aumentará en una unidad.</text:p>
            </text:list-item>
            <text:list-item>
              <text:p text:style-name="P3">Se guardará la versión anterior a la modificación en la base de datos, en caso de que se quiera restaurar el ítem.</text:p>
            </text:list-item>
            <text:list-item>
              <text:p text:style-name="P3">El sistema se encargará de revisar las nuevas relaciones del ítem con el fin de que no se creen bucles.</text:p>
            </text:list-item>
          </text:list>
        </text:list-item>
      </text:list>
      <text:p text:style-name="P2"/>
      <text:list xml:id="list37283396" text:continue-numbering="true" text:style-name="WW8Num1">
        <text:list-item>
          <text:p text:style-name="P5">Cada ítem contará con un historial dónde estarán guardadas sus versiones anteriores.</text:p>
        </text:list-item>
      </text:list>
      <text:p text:style-name="P4"/>
      <text:list xml:id="list37293391" text:continue-numbering="true" text:style-name="WW8Num1">
        <text:list-item>
          <text:p text:style-name="P3">Existe la posibilidad de volver un ítem a su versión anterior o posterior.</text:p>
        </text:list-item>
        <text:list-item>
          <text:p text:style-name="P3">Cuando un ítem es re versionado:</text:p>
          <text:list>
            <text:list-item>
              <text:p text:style-name="P3">Los ítems que guardan relación con éste pasan al estado “Revisión”.</text:p>
            </text:list-item>
            <text:list-item>
              <text:p text:style-name="P3">Los valores de los atributos serán modificados, volverán al estado de la versión seleccionada.</text:p>
            </text:list-item>
            <text:list-item>
              <text:p text:style-name="P5">El sistema se encargará de revisar las nuevas relaciones del ítem con el fin de que no se creen bucles.</text:p>
            </text:list-item>
          </text:list>
        </text:list-item>
      </text:list>
      <text:p text:style-name="P4"/>
      <text:p text:style-name="P7">Eliminación</text:p>
      <text:p text:style-name="P7"/>
      <text:list xml:id="list37283723" text:continue-numbering="true" text:style-name="WW8Num1">
        <text:list-item>
          <text:p text:style-name="P3">El sistema permitirá la eliminación de un ítem si el estado es de “Desarrollo” o “Aprobado”.</text:p>
        </text:list-item>
        <text:list-item>
          <text:p text:style-name="P3">Cuando un ítem es eliminado:</text:p>
          <text:list>
            <text:list-item>
              <text:p text:style-name="P3">Los ítems que guardan relación con éste pasan al estado “Revisión”.</text:p>
            </text:list-item>
            <text:list-item>
              <text:p text:style-name="P3">Se borran todas las relaciones que poseen los ítems que estén relacionados con éste.</text:p>
            </text:list-item>
            <text:list-item>
              <text:p text:style-name="P3">El estado del ítem pasa a “Eliminado”.</text:p>
            </text:list-item>
            <text:list-item>
              <text:p text:style-name="P5"><text:soft-page-break/>El ítem es quitado de la fase.</text:p>
            </text:list-item>
          </text:list>
        </text:list-item>
      </text:list>
      <text:p text:style-name="P4"/>
      <text:p text:style-name="P7">Resurrección</text:p>
      <text:p text:style-name="P7"/>
      <text:list xml:id="list37293169" text:continue-numbering="true" text:style-name="WW8Num1">
        <text:list-item>
          <text:p text:style-name="P3">Los ítems que quedaron con el estado “Eliminado” pueden ser revividos.</text:p>
        </text:list-item>
        <text:list-item>
          <text:p text:style-name="P3">Cuando un ítem es revivido, éste pasará al estado de “Desarrollo” con todos los atributos cargados con los valores que contenían antes de la eliminación.</text:p>
        </text:list-item>
        <text:list-item>
          <text:p text:style-name="P3">Cuando ocurre la resurrección de un ítem, el sistema se encargará de verificar la consistencia de los ítems relacionados con éste.</text:p>
        </text:list-item>
        <text:list-item>
          <text:p text:style-name="P5">El sistema mantendrá un historial, con fecha y hora, de las creaciones, modificaciones, eliminación y resurrección de los ítems.</text:p>
        </text:list-item>
      </text:list>
      <text:p text:style-name="P4"/>
      <text:p text:style-name="P7">Trazabilidad</text:p>
      <text:p text:style-name="P7"/>
      <text:list xml:id="list37281248" text:continue-numbering="true" text:style-name="WW8Num1">
        <text:list-item>
          <text:p text:style-name="P3">Para poder establecer una relación entre un par de ítems, ambos deben tener el estado de “Desarrollo” o “Aprobado”.</text:p>
        </text:list-item>
        <text:list-item>
          <text:p text:style-name="P3">Se podrán establecer dos tipos de relaciones entre un par de ítems:</text:p>
          <text:list>
            <text:list-item>
              <text:p text:style-name="P3">Relación antecesor-sucesor: entre ítems de fases diferentes y adyacentes. Si un ítem pertenece a la fase N, el posible antecesor será de la fase N-1 y el posible sucesor se encontrará en la fase N+1.</text:p>
            </text:list-item>
            <text:list-item>
              <text:p text:style-name="P3">Relación padre-hijo: entre ítems de la misma fase.</text:p>
            </text:list-item>
          </text:list>
        </text:list-item>
        <text:list-item>
          <text:p text:style-name="P5">No se podrá establecer una relación entre un par de ítems si ésta implica la creación de un bucle.</text:p>
        </text:list-item>
      </text:list>
      <text:p text:style-name="P4"/>
      <text:p text:style-name="P42">Calculo de Impacto</text:p>
      <text:p text:style-name="P44">Calculo de impacto de un ítem</text:p>
      <text:p text:style-name="P44"/>
      <text:list xml:id="list37279840" text:continue-numbering="true" text:style-name="WW8Num1">
        <text:list-item>
          <text:p text:style-name="P34">Se podrá calcular el impacto de un ítem a partir del ítem seleccionado.</text:p>
        </text:list-item>
        <text:list-item>
          <text:p text:style-name="P36">El sistema deberá informar al usuario el costo total y la complejidad total obtenida de la sumatoria de los valores de la lista de ítem.</text:p>
        </text:list-item>
        <text:list-item>
          <text:p text:style-name="P36">La costo total es la suma total de todos los costos de sus sucesores e hijos.</text:p>
        </text:list-item>
        <text:list-item>
          <text:p text:style-name="P36">La complejidad total es la suma total de todas las complejidades de sus sucesores e hijos.</text:p>
        </text:list-item>
      </text:list>
      <text:p text:style-name="P35"/>
      <text:p text:style-name="P46">Modulo de Gestión de Cambios</text:p>
      <text:p text:style-name="P42">Administración de Lineas Base</text:p>
      <text:p text:style-name="P42"/>
      <text:list xml:id="list37277428" text:continue-numbering="true" text:style-name="WW8Num1">
        <text:list-item>
          <text:p text:style-name="P19">El sistema permitirá la generación de líneas bases (LB) en cada fase de proyecto.</text:p>
        </text:list-item>
        <text:list-item>
          <text:p text:style-name="P19">La línea base (LB) tiene como atributos:</text:p>
          <text:list>
            <text:list-item>
              <text:p text:style-name="P29"><text:span text:style-name="T5">IDLineaBase,</text:span><text:span text:style-name="T3"> identificador unívoco generado por el sistema;</text:span></text:p>
            </text:list-item>
            <text:list-item>
              <text:p text:style-name="P29"><text:span text:style-name="T5">Estado, </text:span><text:span text:style-name="T3">puede ser “abierto” o “cerrado”;</text:span></text:p>
            </text:list-item>
            <text:list-item>
              <text:p text:style-name="P29"><text:span text:style-name="T5">ListaÍtem,</text:span><text:span text:style-name="T3"> lista de IdÍtem (identificador de ítem) de los ítems que conforman la LB.</text:span></text:p>
            </text:list-item>
          </text:list>
        </text:list-item>
      </text:list>
      <text:p text:style-name="P26"><text:span text:style-name="T3"/></text:p>
      <text:p text:style-name="P26"><text:span text:style-name="T3"/></text:p>
      <text:p text:style-name="P6"><text:soft-page-break/>Estado de la línea base</text:p>
      <text:p text:style-name="P6"/>
      <text:list xml:id="list37282227" text:continue-numbering="true" text:style-name="WW8Num1">
        <text:list-item>
          <text:p text:style-name="P19">El valor por defecto que el atributo estado tendrá tras la creación será el de “abierto”.</text:p>
        </text:list-item>
        <text:list-item>
          <text:p text:style-name="P19">Si el estado de una LB es “abierto” se podrá:</text:p>
          <text:list>
            <text:list-item>
              <text:p text:style-name="P19">Agregar ítems a la LB.</text:p>
            </text:list-item>
            <text:list-item>
              <text:p text:style-name="P19">Quitar ítems de la LB.</text:p>
            </text:list-item>
            <text:list-item>
              <text:p text:style-name="P19">Consultar los ítems que conforman la LB.</text:p>
            </text:list-item>
            <text:list-item>
              <text:p text:style-name="P19">Eliminar la LB.</text:p>
            </text:list-item>
          </text:list>
        </text:list-item>
        <text:list-item>
          <text:p text:style-name="P19">Si el estado de una LB es “cerrado”, se bloquearan todas las operaciones citadas previamente en el apartado de estado “abierto”.</text:p>
        </text:list-item>
        <text:list-item>
          <text:p text:style-name="P19">Cuando el estado de una LB pase de “abierto” a “cerrado” automáticamente se generará un informe con la descripción de los ítems que conforman ésta LB.</text:p>
        </text:list-item>
        <text:list-item>
          <text:p text:style-name="P19">Una LB con estado “cerrado” sólo podrá modificarse con una solicitud de cambio aprobada.</text:p>
        </text:list-item>
      </text:list>
      <text:p text:style-name="P18"/>
      <text:p text:style-name="P6">Items de la línea base</text:p>
      <text:p text:style-name="P6"/>
      <text:list xml:id="list37293054" text:continue-numbering="true" text:style-name="WW8Num1">
        <text:list-item>
          <text:p text:style-name="P19">Una línea base solo puede estar formado por ítems en estado “aprobado”.</text:p>
        </text:list-item>
        <text:list-item>
          <text:p text:style-name="P15">El sistema guardará en un historial la fecha y hora de creación de un LB.</text:p>
        </text:list-item>
      </text:list>
      <text:p text:style-name="P14"/>
      <text:p text:style-name="P42">Gestión de Cambios</text:p>
      <text:p text:style-name="P30">General</text:p>
      <text:p text:style-name="P30"/>
      <text:list xml:id="list37278654" text:continue-numbering="true" text:style-name="WW8Num1">
        <text:list-item>
          <text:p text:style-name="P19">Un usuario (con los privilegios correspondientes) podrá generar una solicitud de cambio de uno o más ítems que forman parte de una LB con estado “cerrado”.</text:p>
        </text:list-item>
        <text:list-item>
          <text:p text:style-name="P19">La solicitud de cambio se enviará solamente a los usuarios que forman parte del comité de cambio del proyecto.</text:p>
        </text:list-item>
        <text:list-item>
          <text:p text:style-name="P19">Una solicitud de cambio consta de:</text:p>
          <text:list>
            <text:list-item>
              <text:p text:style-name="P20"><text:span text:style-name="T15">IdSolicitud</text:span><text:span text:style-name="T13">, identificador unívoco generado por el sistema;</text:span></text:p>
            </text:list-item>
            <text:list-item>
              <text:p text:style-name="P20"><text:span text:style-name="T15">Descripción</text:span><text:span text:style-name="T13">, información detallada sobre los cambios que se desean realizar;</text:span></text:p>
            </text:list-item>
            <text:list-item>
              <text:p text:style-name="P20"><text:span text:style-name="T15">Item</text:span><text:span text:style-name="T13">, lista de ítems a ser modificados;</text:span></text:p>
            </text:list-item>
            <text:list-item>
              <text:p text:style-name="P20"><text:span text:style-name="T15">InfoImpacto</text:span><text:span text:style-name="T13">, cálculo de impacto y costos relacionados a la modificación;</text:span></text:p>
            </text:list-item>
            <text:list-item>
              <text:p text:style-name="P20"><text:span text:style-name="T15">Estado</text:span><text:span text:style-name="T13">, describe el estado en el que se encuentra la solicitud. Pueden ser los siguientes:</text:span></text:p>
              <text:list>
                <text:list-item>
                  <text:p text:style-name="P19">Votación,</text:p>
                </text:list-item>
                <text:list-item>
                  <text:p text:style-name="P19">Aprobado,</text:p>
                </text:list-item>
                <text:list-item>
                  <text:p text:style-name="P19">Rechazado.</text:p>
                  <text:p text:style-name="P19"/>
                </text:list-item>
              </text:list>
            </text:list-item>
          </text:list>
        </text:list-item>
        <text:list-item>
          <text:p text:style-name="P20"><text:span text:style-name="T13">Los atributos </text:span><text:span text:style-name="T15">descripción</text:span><text:span text:style-name="T13"> e </text:span><text:span text:style-name="T15">ítem</text:span><text:span text:style-name="T13"> deben completarse de forma obligatoria, en el momento de la creación de la solicitud de cambio.</text:span></text:p>
        </text:list-item>
        <text:list-item>
          <text:p text:style-name="P20"><text:span text:style-name="T14"><text:s/></text:span><text:span text:style-name="T15">El sistema generará de forma automática el valor para el atributo InfoImpacto, en base al atributo ítem.</text:span></text:p>
        </text:list-item>
        <text:list-item>
          <text:p text:style-name="P20"><text:span text:style-name="T13">El </text:span><text:span text:style-name="T15">estado</text:span><text:span text:style-name="T13"> asignado por defecto a una solicitud recién creada es la de “Votación”.</text:span></text:p>
        </text:list-item>
        <text:list-item>
          <text:p text:style-name="P19">Desde el momento de la creación de una solicitud de cambio, ésta permanecerá por tiempo limitado en estado de “Votación”.</text:p>
        </text:list-item>
      </text:list>
      <text:p text:style-name="P18"/>
      <text:p text:style-name="P18"/>
      <text:p text:style-name="P9"><text:soft-page-break/>Votación</text:p>
      <text:p text:style-name="P9"/>
      <text:list xml:id="list37297685" text:continue-numbering="true" text:style-name="WW8Num1">
        <text:list-item>
          <text:p text:style-name="P19">Cada miembro del comité tiene la opción de “aceptar” o “rechazar” una solicitud de cambio.</text:p>
        </text:list-item>
        <text:list-item>
          <text:p text:style-name="P19">Cada miembro del comité tiene un tiempo limitado para dar una respuesta, en caso contrario la respuesta por defecto será la de rechazo (“rechazar”).</text:p>
        </text:list-item>
      </text:list>
      <text:p text:style-name="P18"/>
      <text:p text:style-name="P9">Aprobación de solicitud de cambio</text:p>
      <text:p text:style-name="P9"/>
      <text:list xml:id="list37304836" text:continue-numbering="true" text:style-name="WW8Num1">
        <text:list-item>
          <text:p text:style-name="P19">Una solicitud de cambio pasará del estado “Votación” a “Aprobado” solo si el 70% (o más) de los votos son favorables.</text:p>
        </text:list-item>
        <text:list-item>
          <text:p text:style-name="P19">Si una solicitud de cambio pasa al estado “Aprobado”:</text:p>
          <text:list>
            <text:list-item>
              <text:p text:style-name="P19">El estado de las LBs comprometidas pasarán de “cerrado” a “abierto”.</text:p>
            </text:list-item>
            <text:list-item>
              <text:p text:style-name="P19">El estado de los items listados en la solicitud pasarán de “Bloqueado” a “Revisión”.</text:p>
            </text:list-item>
            <text:list-item>
              <text:p text:style-name="P19">Se otorgará al usuario solicitante los privilegios correspondientes.</text:p>
            </text:list-item>
          </text:list>
        </text:list-item>
      </text:list>
      <text:p text:style-name="P17"/>
      <text:list xml:id="list37295694" text:continue-numbering="true" text:style-name="WW8Num1">
        <text:list-item>
          <text:p text:style-name="P16">Es responsabilidad del usuario solicitante:</text:p>
          <text:list>
            <text:list-item>
              <text:p text:style-name="P16">Aprobar los ítems seleccionados a modificación.</text:p>
            </text:list-item>
            <text:list-item>
              <text:p text:style-name="P16">Cerrar las líneas bases correspondientes.</text:p>
            </text:list-item>
          </text:list>
        </text:list-item>
      </text:list>
      <text:p text:style-name="P18"/>
      <text:p text:style-name="P9">Rechazo de solicitud de cambio</text:p>
      <text:p text:style-name="P9"/>
      <text:list xml:id="list37277284" text:continue-numbering="true" text:style-name="WW8Num1">
        <text:list-item>
          <text:p text:style-name="P16">Una solicitud de cambio pasará del estado “Votación” a “Rechazado” si el número de los votos en contra de ésta supera el 30% del total de los votos.</text:p>
          <text:p text:style-name="P16"/>
        </text:list-item>
        <text:list-item>
          <text:p text:style-name="P15">Todas las solicitudes de cambio se guardarán en un historial con la fecha y hora de creación y cuando ésta pasa al estado “Aprobado” o “Rechazado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in_20_espaciado" style:display-name="Sin espaciado" style:family="paragraph">
      <style:paragraph-properties fo:orphans="0" fo:widows="0" style:text-autospace="none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Standard_20__28_user_29_" style:display-name="Standard (user)" style:family="paragraph">
      <style:paragraph-properties fo:margin-top="0in" fo:margin-bottom="0.139in" fo:line-height="115%" fo:orphans="2" fo:widows="2" fo:hyphenation-ladder-count="no-limit" style:vertical-align="baseline"/>
      <style:text-properties style:use-window-font-color="true" style:font-name="Calibri" fo:font-size="11pt" fo:language="es" fo:country="PY" style:letter-kerning="true" style:font-name-asian="SimSun" style:font-size-asian="11pt" style:font-name-complex="Tahoma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/>
    <style:style style:name="WW8Num1z0" style:family="text">
      <style:text-properties style:font-name="Cambria Math" fo:font-size="10pt" style:letter-kerning="true" style:font-name-asian="Arial1" style:font-size-asian="10pt" style:font-name-complex="Cambria Math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Numbering_20_Symbols" style:num-prefix="RF-" style:num-format="1">
        <style:list-level-properties text:list-level-position-and-space-mode="label-alignment" fo:text-align="center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RF-" style:num-format="1" text:display-levels="2">
        <style:list-level-properties text:list-level-position-and-space-mode="label-alignment" fo:text-align="center">
          <style:list-level-label-alignment text:label-followed-by="space" fo:text-indent="-0.25in" fo:margin-left="1in"/>
        </style:list-level-properties>
      </text:list-level-style-number>
      <text:list-level-style-number text:level="3" text:style-name="Numbering_20_Symbols" style:num-prefix="RF-" style:num-format="1" text:display-levels="3">
        <style:list-level-properties text:list-level-position-and-space-mode="label-alignment" fo:text-align="center">
          <style:list-level-label-alignment text:label-followed-by="space" fo:text-indent="-0.1252in" fo:margin-left="1.5in"/>
        </style:list-level-properties>
      </text:list-level-style-number>
      <text:list-level-style-number text:level="4" text:style-name="Numbering_20_Symbols" style:num-prefix="RF-" style:num-format="1" text:display-levels="4">
        <style:list-level-properties text:list-level-position-and-space-mode="label-alignment" fo:text-align="center">
          <style:list-level-label-alignment text:label-followed-by="space" fo:text-indent="-0.25in" fo:margin-left="2in"/>
        </style:list-level-properties>
      </text:list-level-style-number>
      <text:list-level-style-number text:level="5" text:style-name="Numbering_20_Symbols" style:num-prefix="RF-" style:num-format="1" text:display-levels="5">
        <style:list-level-properties text:list-level-position-and-space-mode="label-alignment" fo:text-align="center">
          <style:list-level-label-alignment text:label-followed-by="space" fo:text-indent="-0.25in" fo:margin-left="2.5in"/>
        </style:list-level-properties>
      </text:list-level-style-number>
      <text:list-level-style-number text:level="6" text:style-name="Numbering_20_Symbols" style:num-prefix="RF-" style:num-format="1" text:display-levels="6">
        <style:list-level-properties text:list-level-position-and-space-mode="label-alignment" fo:text-align="center">
          <style:list-level-label-alignment text:label-followed-by="space" fo:text-indent="-0.1252in" fo:margin-left="3in"/>
        </style:list-level-properties>
      </text:list-level-style-number>
      <text:list-level-style-number text:level="7" text:style-name="Numbering_20_Symbols" style:num-prefix="RF-" style:num-format="1" text:display-levels="7">
        <style:list-level-properties text:list-level-position-and-space-mode="label-alignment" fo:text-align="center">
          <style:list-level-label-alignment text:label-followed-by="space" fo:text-indent="-0.25in" fo:margin-left="3.5in"/>
        </style:list-level-properties>
      </text:list-level-style-number>
      <text:list-level-style-number text:level="8" text:style-name="Numbering_20_Symbols" style:num-prefix="RF-" style:num-format="1" text:display-levels="8">
        <style:list-level-properties text:list-level-position-and-space-mode="label-alignment" fo:text-align="center">
          <style:list-level-label-alignment text:label-followed-by="space" fo:text-indent="-0.25in" fo:margin-left="4in"/>
        </style:list-level-properties>
      </text:list-level-style-number>
      <text:list-level-style-number text:level="9" text:style-name="Numbering_20_Symbols" style:num-prefix="RF-" style:num-format="1" text:display-levels="9">
        <style:list-level-properties text:list-level-position-and-space-mode="label-alignment" fo:text-align="center">
          <style:list-level-label-alignment text:label-followed-by="space" fo:text-indent="-0.1252in" fo:margin-left="4.5in"/>
        </style:list-level-properties>
      </text:list-level-style-number>
      <text:list-level-style-number text:level="10" text:style-name="Numbering_20_Symbols" style:num-prefix="RF-" style:num-format="1" text:display-levels="10">
        <style:list-level-properties text:list-level-position-and-space-mode="label-alignment" fo:text-align="center">
          <style:list-level-label-alignment text:label-followed-by="space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ira </meta:initial-creator>
    <meta:creation-date>2014-03-06T08:42:35.594951706</meta:creation-date>
    <dc:date>2014-03-09T17:13:27.36</dc:date>
    <meta:editing-duration>PT4H34M24S</meta:editing-duration>
    <meta:editing-cycles>16</meta:editing-cycles>
    <meta:generator>LibreOffice/3.5$Windows_x86 LibreOffice_project/7e68ba2-a744ebf-1f241b7-c506db1-7d53735</meta:generator>
    <meta:printed-by>Akira </meta:printed-by>
    <meta:print-date>2014-03-08T20:02:17.700337964</meta:print-date>
    <meta:document-statistic meta:table-count="0" meta:image-count="0" meta:object-count="0" meta:page-count="11" meta:paragraph-count="308" meta:word-count="3299" meta:character-count="2590" meta:non-whitespace-character-count="17592"/>
  </office:meta>
</office:document-meta>
</file>